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9.393cm" fo:margin-left="3.688cm" table:align="left"/>
    </style:style>
    <style:style style:name="Tableau1.A" style:family="table-column">
      <style:table-column-properties style:column-width="4.815cm"/>
    </style:style>
    <style:style style:name="Tableau1.B" style:family="table-column">
      <style:table-column-properties style:column-width="4.577cm"/>
    </style:style>
    <style:style style:name="Tableau1.1" style:family="table-row">
      <style:table-row-properties style: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558cm" fo:margin-left="0.46cm" table:align="left"/>
    </style:style>
    <style:style style:name="Tableau2.A" style:family="table-column">
      <style:table-column-properties style:column-width="8.043cm"/>
    </style:style>
    <style:style style:name="Tableau2.B" style:family="table-column">
      <style:table-column-properties style:column-width="7.514cm"/>
    </style:style>
    <style:style style:name="Tableau2.1" style:family="table-row">
      <style:table-row-properties style:row-height="1.1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Arial" fo:font-size="18pt" fo:font-weight="bold" officeooo:rsid="001145e8" officeooo:paragraph-rsid="001145e8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color="#cc0000" style:font-name="Arial" fo:font-size="22pt" fo:font-weight="bold" officeooo:rsid="00124094" officeooo:paragraph-rsid="00124094" style:font-size-asian="22pt" style:font-weight-asian="bold" style:font-size-complex="22pt" style:font-weight-complex="bold"/>
    </style:style>
    <style:style style:name="P4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bold" officeooo:rsid="001145e8" officeooo:paragraph-rsid="001145e8" style:font-size-asian="10.5pt" style:font-weight-asian="bold" style:font-size-complex="12pt" style:font-weight-complex="bold"/>
    </style:style>
    <style:style style:name="P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officeooo:rsid="00126931" officeooo:paragraph-rsid="00126931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officeooo:rsid="00124094" officeooo:paragraph-rsid="00124094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officeooo:rsid="00126931" officeooo:paragraph-rsid="00126931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126931"/>
    </style:style>
    <style:style style:name="P1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124094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officeooo:rsid="001145e8" officeooo:paragraph-rsid="001145e8" style:font-name-asian="Droid Sans Fallback1" style:font-size-asian="10.5pt" style:font-name-complex="Liberation Mono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Droid Sans Fallback1" style:font-size-asian="10.5pt" style:font-name-complex="Liberation Mono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officeooo:rsid="00124094" style:font-name-asian="Droid Sans Fallback1" style:font-size-asian="10.5pt" style:font-name-complex="Liberation Mono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24094" officeooo:paragraph-rsid="00124094" style:font-name-asian="Droid Sans Fallback1" style:font-size-asian="12pt" style:font-weight-asian="bold" style:font-name-complex="Liberation Mono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145e8" officeooo:paragraph-rsid="001145e8" style:font-name-asian="Droid Sans Fallback1" style:font-size-asian="10.5pt" style:font-weight-asian="bold" style:font-name-complex="Liberation Mono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4pt" style:font-name-asian="Droid Sans Fallback1" style:font-size-asian="14pt" style:font-name-complex="Liberation Mono" style:font-size-complex="14pt"/>
    </style:style>
    <style:style style:name="P19" style:family="paragraph" style:parent-style-name="Table_20_Contents" style:list-style-name="L1">
      <style:paragraph-properties fo:margin-top="0.101cm" fo:margin-bottom="0.101cm" style:contextual-spacing="false" fo:line-height="100%" fo:text-align="start" style:justify-single-word="false"/>
      <style:text-properties style:font-name="Arial" fo:font-size="11pt" officeooo:rsid="00124094" officeooo:paragraph-rsid="00124094" style:font-name-asian="Droid Sans Fallback1" style:font-size-asian="11pt" style:font-name-complex="Liberation Mono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4pt" fo:font-weight="bold" officeooo:rsid="00126931" style:font-size-asian="14pt" style:font-weight-asian="bold" style:font-size-complex="14pt" style:font-weight-complex="bold"/>
    </style:style>
    <style:style style:name="T5" style:family="text">
      <style:text-properties style:font-name="Arial" fo:font-size="14pt" fo:font-weight="bold" officeooo:rsid="00141156" style:font-size-asian="14pt" style:font-weight-asian="bold" style:font-size-complex="14pt" style:font-weight-complex="bold"/>
    </style:style>
    <style:style style:name="T6" style:family="text">
      <style:text-properties style:font-name="Arial" fo:font-size="14pt" officeooo:rsid="00126931" style:font-size-asian="14pt" style:font-size-complex="14pt"/>
    </style:style>
    <style:style style:name="T7" style:family="text">
      <style:text-properties style:font-name="Arial" fo:font-size="14pt" officeooo:rsid="00141156" style:font-size-asian="14pt" style:font-size-complex="14pt"/>
    </style:style>
    <style:style style:name="T8" style:family="text">
      <style:text-properties style:font-name="Arial" fo:font-size="14pt" fo:font-weight="normal" officeooo:rsid="00126931" style:font-size-asian="14pt" style:font-weight-asian="normal" style:font-size-complex="14pt" style:font-weight-complex="normal"/>
    </style:style>
    <style:style style:name="T9" style:family="text">
      <style:text-properties style:font-name="Arial" fo:font-size="14pt" fo:font-weight="normal" officeooo:rsid="00141156" style:font-size-asian="14pt" style:font-weight-asian="normal" style:font-size-complex="14pt" style:font-weight-complex="normal"/>
    </style:style>
    <style:style style:name="T1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126931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141156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141156" style:font-size-asian="12pt" style:font-weight-asian="bold" style:font-size-complex="12pt" style:font-weight-complex="bold"/>
    </style:style>
    <style:style style:name="T15" style:family="text">
      <style:text-properties style:font-name="Arial" officeooo:rsid="00124094"/>
    </style:style>
    <style:style style:name="T16" style:family="text">
      <style:text-properties style:font-name="Arial" officeooo:rsid="00126931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style:font-name="Arial" fo:font-weight="normal" style:font-weight-asian="normal" style:font-weight-complex="normal"/>
    </style:style>
    <style:style style:name="T19" style:family="text">
      <style:text-properties style:font-name="Arial" fo:font-weight="normal" officeooo:rsid="00126931" style:font-weight-asian="normal" style:font-weight-complex="normal"/>
    </style:style>
    <style:style style:name="T20" style:family="text">
      <style:text-properties style:font-name="Arial" fo:font-weight="normal" officeooo:rsid="00141156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4pt" fo:font-weight="normal" officeooo:rsid="00126931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141156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</text:p>
      <text:p text:style-name="P1"><text:s/><text:span text:style-name="T1">BRUYER Arnaud &amp; DUPLAT Anthony</text:span></text:p>
      <text:p text:style-name="P1"/>
      <text:p text:style-name="P2">Temps de travail pour la réalisation du projet :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Anthony</text:p>
          </table:table-cell>
          <table:table-cell table:style-name="Tableau1.B1" office:value-type="string">
            <text:p text:style-name="P13">30h</text:p>
          </table:table-cell>
        </table:table-row>
        <table:table-row table:style-name="Tableau1.1">
          <table:table-cell table:style-name="Tableau1.A2" office:value-type="string">
            <text:p text:style-name="P13">Arnaud</text:p>
          </table:table-cell>
          <table:table-cell table:style-name="Tableau1.B2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17">Total</text:p>
          </table:table-cell>
          <table:table-cell table:style-name="Tableau1.B3">
            <text:p text:style-name="P15"/>
          </table:table-cell>
        </table:table-row>
      </table:table>
      <text:p text:style-name="P4"/>
      <text:p text:style-name="P7">Répartition des tâches :</text:p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6">Anthony</text:p>
          </table:table-cell>
          <table:table-cell table:style-name="Tableau2.B1" office:value-type="string">
            <text:p text:style-name="P16">Arnaud</text:p>
          </table:table-cell>
        </table:table-row>
        <table:table-row>
          <table:table-cell table:style-name="Tableau2.A2" office:value-type="string">
            <text:list xml:id="list7755554485035007968" text:style-name="L1">
              <text:list-item>
                <text:p text:style-name="P19">Mise en place de la structure MVC (réalisation du dossier <text:span text:style-name="T2">core</text:span> et de son contenu, mise en place du routeur...).</text:p>
              </text:list-item>
              <text:list-item>
                <text:p text:style-name="P19">Réalisation des modèles.</text:p>
              </text:list-item>
              <text:list-item>
                <text:p text:style-name="P19">Réalisation de la partie PHP de l'intégralité de la page d'accueil (contrôleur + vue).</text:p>
              </text:list-item>
              <text:list-item>
                <text:p text:style-name="P19">Correction de certain bug CSS (débordement du texte).</text:p>
              </text:list-item>
              <text:list-item>
                <text:p text:style-name="P19">Conception du contrôleur pour l’édition, l'ajout de posts et la suppression des articles.</text:p>
              </text:list-item>
              <text:list-item>
                <text:p text:style-name="P19">Conception de la récupération des commentaires au niveau du contrôleur des articles '<text:span text:style-name="T2">Posts.php</text:span>'</text:p>
              </text:list-item>
              <text:list-item>
                <text:p text:style-name="P19">Gestion de la connexion d'un editeur</text:p>
              </text:list-item>
            </text:list>
          </table:table-cell>
          <table:table-cell table:style-name="Tableau2.B2" office:value-type="string">
            <text:p text:style-name="P18"/>
          </table:table-cell>
        </table:table-row>
      </table:table>
      <text:p text:style-name="P7"/>
      <text:p text:style-name="P8">Particularité de notre application :</text:p>
      <text:p text:style-name="P11"><text:span text:style-name="T15">Notre </text:span><text:span text:style-name="T16">blog a été designer grâce au framework css </text:span><text:span text:style-name="T17">Metro UI </text:span><text:span text:style-name="T16">sélectionné par Arnaud en personne. </text:span></text:p>
      <text:p text:style-name="P11"><text:span text:style-name="T16">Les rédacteurs ont la possibilité de rendre publique ou non leur adresse mail.</text:span></text:p>
      <text:p text:style-name="P11"><text:span text:style-name="T16">En consultant le profil d'un rédacteur on a la possibilité de voir la liste des articles qu'il a rédigé.</text:span></text:p>
      <text:p text:style-name="P12"><text:span text:style-name="T16">L</text:span><text:span text:style-name="T3">'application utilise un fichier de configuration pour la connexion à la base de données présent dans le dossier </text:span><text:span text:style-name="T17">core</text:span><text:span text:style-name="T3">.</text:span></text:p>
      <text:p text:style-name="P8"/>
      <text:p text:style-name="P9">Notions de cour appliqués dans ce projet :</text:p>
      <text:p text:style-name="P5">Réalisation d'un site fonctionnant sous le principe du modèle MVC.</text:p>
      <text:p text:style-name="P10"><text:span text:style-name="T11">Utilisation de </text:span><text:span text:style-name="T12">l</text:span><text:span text:style-name="T10">'extension </text:span><text:span text:style-name="Emphasis"><text:span text:style-name="T14">P</text:span></text:span><text:span text:style-name="Emphasis"><text:span text:style-name="T13">HP Data Objects</text:span></text:span><text:span text:style-name="T10"> (</text:span><text:span text:style-name="acronym"><text:span text:style-name="T10">PDO</text:span></text:span><text:span text:style-name="T10">).</text:span></text:p>
      <text:p text:style-name="P5">Utilisation de la fonction <text:span text:style-name="T2">__autoload()</text:span>.</text:p>
      <text:p text:style-name="P6">Programmation sous forme orienté objet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3:30:51.950321083</dc:date>
    <meta:editing-duration>PT9M12S</meta:editing-duration>
    <meta:editing-cycles>1</meta:editing-cycles>
    <meta:document-statistic meta:table-count="2" meta:image-count="0" meta:object-count="0" meta:page-count="1" meta:paragraph-count="27" meta:word-count="216" meta:character-count="1312" meta:non-whitespace-character-count="1128"/>
    <meta:generator>LibreOffice/4.2.8.2$Linux_X86_64 LibreOffice_project/420m0$Build-2</meta:generator>
  </office:meta>
</office:document-meta>
</file>